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928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94cm" fo:break-before="auto" style:use-optimal-row-height="false"/>
    </style:style>
    <style:style style:name="ro8" style:family="table-row">
      <style:table-row-properties style:row-height="1.266cm" fo:break-before="auto" style:use-optimal-row-height="false"/>
    </style:style>
    <style:style style:name="ro9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Autre">
      <style:table-cell-properties style:cell-protect="protected" style:print-content="true"/>
    </style:style>
    <style:style style:name="ce4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ml">
      <style:table-cell-properties style:cell-protect="protected" style:print-content="true"/>
    </style:style>
    <style:style style:name="ce137" style:family="table-cell" style:parent-style-name="Soft">
      <style:table-cell-properties style:cell-protect="protected" style:print-content="true"/>
    </style:style>
    <style:style style:name="ce66" style:family="table-cell" style:parent-style-name="Default" style:data-style-name="N0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9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3" style:family="table-cell" style:parent-style-name="base">
      <style:table-cell-properties style:cell-protect="protected" style:print-content="true"/>
    </style:style>
    <style:style style:name="ce17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5" style:family="table-cell" style:parent-style-name="Soft">
      <style:table-cell-properties style:cell-protect="protected" style:print-content="true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1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1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1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8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5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0" calcext:value-type="float">
            <text:p>1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3" calcext:value-type="float">
            <text:p>5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2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6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5"/>
          <table:covered-table-cell table:number-columns-repeated="2"/>
          <table:table-cell table:style-name="ce115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0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POO + 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Challenge Kaggle (sur TheMoviePredictor?)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Packages R &amp; intro à 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45" office:value-type="string" calcext:value-type="string">
            <text:p>Mer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0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Jeu</text:p>
          </table:table-cell>
          <table:table-cell table:style-name="ce45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7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9</text:p>
          </table:table-cell>
          <table:table-cell table:style-name="ce45" office:value-type="string" calcext:value-type="string">
            <text:p>Lun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>
            <text:p>Les arbres de décisions et forêts aléatoires</text:p>
          </table:table-cell>
          <table:table-cell table:style-name="ce141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Mar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Restitution 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25" calcext:value-type="float">
            <text:p>25</text:p>
          </table:table-cell>
          <table:table-cell table:style-name="Soft" office:value-type="string" calcext:value-type="string">
            <text:p>Journée Reverse mentoring</text:p>
          </table:table-cell>
          <table:table-cell table:style-name="ce137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5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30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8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8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8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8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8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8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8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8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8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8" table:number-rows-repeated="3">
          <table:table-cell table:style-name="ce1"/>
          <table:table-cell table:number-columns-repeated="63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number-columns-repeated="64"/>
        </table:table-row>
        <table:table-row table:style-name="ro8" table:number-rows-repeated="4">
          <table:table-cell/>
          <table:table-cell table:style-name="ce1"/>
          <table:table-cell table:number-columns-repeated="62"/>
        </table:table-row>
        <table:table-row table:style-name="ro8" table:number-rows-repeated="1048557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number-columns-repeated="2" table:style-name="Default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9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 table:style-name="Default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141" office:value-type="string" calcext:value-type="string">
            <text:p>Veille 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/>
          <table:covered-table-cell table:style-name="ce26" office:value-type="string" calcext:value-type="string">
            <text:p>La descente de gradient</text:p>
          </table:covered-table-cell>
          <table:table-cell table:style-name="ce141" office:value-type="string" calcext:value-type="string" table:number-columns-spanned="1" table:number-rows-spanned="3">
            <text:p>SVM : un peu de théorie puis pratique</text:p>
          </table:table-cell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2"/>
          <table:covered-table-cell table:style-name="ml"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2"/>
          <table:covered-table-cell table:style-name="ml"/>
          <table:covered-table-cell table:style-name="ce173"/>
          <table:covered-table-cell table:style-name="ce17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style-name="ce141" office:value-type="string" calcext:value-type="string">
            <text:p>SVM : un peu de théorie puis pratique</text:p>
          </table:covered-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4"/>
          <table:covered-table-cell table:style-name="ce178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/>
          <table:table-cell table:style-name="ce95"/>
          <table:table-cell table:style-name="ce8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covered-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covered-table-cell table:style-name="ce43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>
            <text:p>Veille : les arbres de décision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2" table:style-name="Default"/>
          <table:table-cell table:style-name="ce179" office:value-type="string" calcext:value-type="string" table:number-columns-spanned="1" table:number-rows-spanned="3">
            <text:p>Les arbres de décision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number-columns-repeated="2" table:style-name="ce139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 table:number-columns-spanned="1" table:number-rows-spanned="4">
            <text:p>Les arbres de décision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2" table:style-name="ce139"/>
          <table:covered-table-cell table:number-columns-repeated="3" table:style-name="Default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ml" office:value-type="string" calcext:value-type="string">
            <text:p>Veille : les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179" office:value-type="string" calcext:value-type="string" table:number-columns-spanned="1" table:number-rows-spanned="3">
            <text:p>Les arbres de décision et forêts aléatoires</text:p>
          </table: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style-name="Default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covered-table-cell table:number-columns-repeated="3" table:style-name="Default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84" table:number-columns-repeated="2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table-cell table:style-name="ce85" table:number-columns-repeated="3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8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8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8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8:08:16.775431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  <meta:creation-date>2019-10-24T11:03:45Z</meta:creation-date>
    <dc:date>2020-02-07T18:08:49.261825194</dc:date>
    <meta:editing-cycles>345</meta:editing-cycles>
    <meta:editing-duration>PT17H43M51S</meta:editing-duration>
    <meta:document-statistic meta:table-count="32" meta:cell-count="1690" meta:object-count="0"/>
  </office:meta>
</office:document-meta>
</file>